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torsot-1-bitwig-extension"/>TorsoT-1 Bitwig Extension<text:bookmark-end text:name="torsot-1-bitwig-extension"/></text:h>
      <text:p text:style-name="First_20_paragraph">Bitwig Studio controller extension for the Torso T-1. It maps T-1 CCs to Bitwig track remote controls and forwards transport MMC commands via Sysex.</text:p>
      <text:h text:style-name="Heading_20_2" text:outline-level="2"><text:bookmark-start text:name="features"/>Features<text:bookmark-end text:name="features"/></text:h>
      <text:list text:style-name="L1">
        <text:list-item>
          <text:p text:style-name="P1">CC 70-83 map to 14 remote controls per track</text:p>
        </text:list-item>
        <text:list-item>
          <text:p text:style-name="P1">MIDI channels 1-16 map to tracks 1-16</text:p>
        </text:list-item>
        <text:list-item>
          <text:p text:style-name="P1">MMC transport: rewind, fast-forward, stop, play, record</text:p>
        </text:list-item>
        <text:list-item>
          <text:p text:style-name="P1">Optional debug logging and relative CC mode in code</text:p>
        </text:list-item>
      </text:list>
      <text:h text:style-name="Heading_20_2" text:outline-level="2"><text:bookmark-start text:name="build"/>Build<text:bookmark-end text:name="build"/></text:h>
      <text:p text:style-name="First_20_paragraph">Requires Java 17 and Maven.</text:p>
      <text:p text:style-name="P2">mvn install</text:p>
      <text:p text:style-name="First_20_paragraph">The build produces a <text:span text:style-name="Source_Text">.bwextension</text:span> and copies it to your Bitwig Extensions folder (see <text:span text:style-name="Source_Text">pom.xml</text:span>).</text:p>
      <text:h text:style-name="Heading_20_2" text:outline-level="2"><text:bookmark-start text:name="usage"/>Usage<text:bookmark-end text:name="usage"/></text:h>
      <text:list text:style-name="L2">
        <text:list-item>
          <text:p text:style-name="P3">Connect the Torso T-1 and make sure Bitwig sees the MIDI ports.</text:p>
        </text:list-item>
        <text:list-item>
          <text:p text:style-name="P3">Build the extension (<text:span text:style-name="Source_Text">mvn install</text:span>) or copy the generated <text:span text:style-name="Source_Text">.bwextension</text:span> into your Bitwig Extensions folder.</text:p>
        </text:list-item>
        <text:list-item>
          <text:p text:style-name="P3">In Bitwig, add the controller: Settings -&gt; Controllers -&gt; Add Controller -&gt; TorsoT1.</text:p>
        </text:list-item>
        <text:list-item>
          <text:p text:style-name="P3">Open a project with tracks; CC 70-83 on channels 1-16 will map to track remote controls.</text:p>
        </text:list-item>
      </text:list>
      <text:h text:style-name="Heading_20_2" text:outline-level="2"><text:bookmark-start text:name="preferences-selected-device-project-remotes"/>Preferences: Selected Device + Project Remotes<text:bookmark-end text:name="preferences-selected-device-project-remotes"/></text:h>
      <text:list text:style-name="L3">
        <text:list-item>
          <text:p text:style-name="P4">In Bitwig Preferences, make sure <text:span text:style-name="T1">Selected Device</text:span> track remotes are enabled/exposed so the currently selected device’s remote controls are available.</text:p>
        </text:list-item>
        <text:list-item>
          <text:p text:style-name="P4">Also enable <text:span text:style-name="T1">Project Remotes</text:span> so global project remote controls are available for mapping.</text:p>
        </text:list-item>
        <text:list-item>
          <text:p text:style-name="P4">If you don’t see these options, check the Preferences sections related to Controllers/Remote Controls (naming can vary slightly by Bitwig version).</text:p>
        </text:list-item>
      </text:list>
      <text:h text:style-name="Heading_20_2" text:outline-level="2"><text:bookmark-start text:name="osc-bitx"/>OSC / BitX<text:bookmark-end text:name="osc-bitx"/></text:h>
      <text:list text:style-name="L4">
        <text:list-item>
          <text:p text:style-name="P5">In the BitX extension settings, set the OSC IP and port to whatever you want to use.</text:p>
        </text:list-item>
        <text:list-item>
          <text:p text:style-name="P5">Make sure the IP/port you choose match the OSC sender/receiver on the other side.</text:p>
        </text:list-item>
      </text:list>
      <text:h text:style-name="Heading_20_2" text:outline-level="2"><text:bookmark-start text:name="notes"/>Notes<text:bookmark-end text:name="notes"/></text:h>
      <text:list text:style-name="L5">
        <text:list-item>
          <text:p text:style-name="P6">Update the install path in <text:span text:style-name="Source_Text">pom.xml</text:span> to match your Bitwig extensions directory.</text:p>
        </text:list-item>
        <text:list-item>
          <text:p text:style-name="P6">Tweak <text:span text:style-name="Source_Text">CC_START</text:span>, <text:span text:style-name="Source_Text">CC_END</text:span>, or <text:span text:style-name="Source_Text">TRACK_COUNT</text:span> in <text:span text:style-name="Source_Text">src/main/java/com/personal/TorsoT1Extension.java</text:span> if your setup differ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3</meta:generator>
    <dc:title/>
    <dc:description/>
    <dc:subject/>
    <meta:keyword/>
    <meta:initial-creator/>
    <dc:creator/>
    <meta:creation-date>2026-01-29T14:46:52Z</meta:creation-date>
    <dc:date>2026-01-29T14:46:52Z</dc:date>
  </office:meta>
</office:document-meta>
</file>